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dash" draw:stroke-dash="Fine_20_Dashed" svg:stroke-color="#000000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3.339cm" fo:min-width="18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13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89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92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682cm" fo:min-width="6.23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294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1.307cm" fo:min-width="18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03cm" fo:min-width="2.9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802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Software EyeTra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0" draw:text-style-name="P6" draw:layer="layout" svg:width="1.941cm" svg:height="0.963cm" svg:x="4.694cm" svg:y="5.546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  <draw:connector draw:style-name="gr11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0" draw:text-style-name="P6" draw:layer="layout" svg:width="1.941cm" svg:height="0.963cm" svg:x="12.06cm" svg:y="8.795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19cm" svg:height="13.58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8.636cm" svg:height="8.001cm" svg:x="11.033cm" svg:y="1.594cm">
          <text:p text:style-name="P3"><text:span text:style-name="T1">Control de Flujo de</text:span></text:p>
          <text:p text:style-name="P3"><text:span text:style-name="T1">Experimento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9.398cm" svg:height="8.001cm" svg:x="1.127cm" svg:y="1.594cm">
          <text:p text:style-name="P3"><text:span text:style-name="T1">Control Interfaz </text:span></text:p>
          <text:p text:style-name="P3"><text:span text:style-name="T1">Gráfica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.381cm" svg:y="1.848cm">
          <text:p text:style-name="P3"><text:span text:style-name="T1">Manager</text:span></text:p>
          <text:p text:style-name="P3"><text:span text:style-name="T1">Base de Datos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6.113cm" svg:y="7.001cm">
          <text:p text:style-name="P3"><text:span text:style-name="T1">Estudio:</text:span></text:p>
          <text:p text:style-name="P3"><text:span text:style-name="T1">Binding de Colo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1.268cm" svg:y="7.055cm">
          <text:p text:style-name="P3"><text:span text:style-name="T1">Estudio: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7.577cm" svg:y="7.109cm">
          <text:p text:style-name="P3"><text:span text:style-name="T1">Generador</text:span></text:p>
          <text:p text:style-name="P3"><text:span text:style-name="T1">De Reporte</text:span></text:p>
          <text:p text:style-name="P3"><text:span text:style-name="T1">Gráfico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1.821cm">
          <text:p text:style-name="P3"><text:span text:style-name="T1">Interfaz ET</text:span></text:p>
          <text:p text:style-name="P3"><text:span text:style-name="T1">SMI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4.407cm">
          <text:p text:style-name="P3"><text:span text:style-name="T1">Interfaz ET</text:span></text:p>
          <text:p text:style-name="P3"><text:span text:style-name="T1">GazePo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6" draw:id="id6" draw:layer="layout" svg:width="6.731cm" svg:height="1.932cm" svg:x="7.269cm" svg:y="10.992cm">
          <text:p text:style-name="P3"><text:span text:style-name="T1">Interfaz Gráfica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429cm" svg:height="1.524cm" svg:x="11.268cm" svg:y="1.964cm">
          <text:p text:style-name="P3"><text:span text:style-name="T1">Cliente SSL </text:span></text:p>
          <text:p text:style-name="P3"><text:span text:style-name="T1">Pedido de Repor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794cm" svg:height="2.032cm" svg:x="1.381cm" svg:y="7.055cm">
          <text:p text:style-name="P3"><text:span text:style-name="T1">Cliente SSL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7.604cm" svg:y="4.261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11.268cm" svg:y="4.275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269cm" svg:y1="11.958cm" svg:x2="5.826cm" svg:y2="9.595cm" draw:start-shape="id6" draw:start-glue-point="3" draw:end-shape="id7" draw:end-glue-point="2" svg:d="M7269 11958h-1443v-2363" svg:viewBox="0 0 1444 2364">
          <text:p/>
        </draw:connector>
        <draw:connector draw:style-name="gr5" draw:text-style-name="P3" draw:layer="layout" svg:x1="14cm" svg:y1="11.958cm" svg:x2="15.351cm" svg:y2="9.595cm" draw:start-shape="id6" draw:start-glue-point="1" draw:end-shape="id8" draw:end-glue-point="2" svg:d="M14000 11958h1351v-2363" svg:viewBox="0 0 1352 2364">
          <text:p/>
        </draw:connector>
        <draw:frame draw:style-name="gr21" draw:text-style-name="P7" draw:layer="layout" svg:width="3.429cm" svg:height="0.962cm" svg:x="8.92cm" svg:y="13.573cm">
          <draw:text-box>
            <text:p>EYEEXP</text:p>
          </draw:text-box>
        </draw:frame>
        <draw:custom-shape draw:style-name="gr15" draw:text-style-name="P5" draw:layer="layout" svg:width="2.54cm" svg:height="2.032cm" svg:x="7.581cm" svg:y="1.848cm">
          <text:p text:style-name="P3"><text:span text:style-name="T1">Manager</text:span></text:p>
          <text:p text:style-name="P3"><text:span text:style-name="T1">Reportes</text:span></text:p>
          <text:p text:style-name="P3"><text:span text:style-name="T1">Pendiente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2" draw:text-style-name="P1" draw:layer="layout" svg:width="19cm" svg:height="11.557cm" svg:x="1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3.429cm" svg:height="4.318cm" svg:x="16.113cm" svg:y="2.773cm">
          <text:p text:style-name="P3"><text:span text:style-name="T1">Almacenamiento</text:span></text:p>
          <text:p text:style-name="P3"><text:span text:style-name="T1">de Datos sin</text:span></text:p>
          <text:p text:style-name="P3"><text:span text:style-name="T1">Procesa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5" xml:id="id12" draw:id="id12" draw:layer="layout" svg:width="3.429cm" svg:height="1.524cm" svg:x="1.254cm" svg:y="4.17cm">
          <text:p text:style-name="P3"><text:span text:style-name="T1">Servidor SSL </text:span></text:p>
          <text:p text:style-name="P3"><text:span text:style-name="T1">Pedido de Reportes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302cm" svg:height="2.286cm" svg:x="10.663cm" svg:y="1.448cm">
          <text:p text:style-name="P3"><text:span text:style-name="T1">Mantenimiento</text:span></text:p>
          <text:p text:style-name="P3"><text:span text:style-name="T1">Y</text:span></text:p>
          <text:p text:style-name="P3"><text:span text:style-name="T1">Testeo de la Base</text:span></text:p>
          <text:p text:style-name="P3"><text:span text:style-name="T1">de Datos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3.302cm" svg:height="2.286cm" svg:x="6.08cm" svg:y="1.448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3.429cm" svg:height="1.524cm" svg:x="1.127cm" svg:y="9.068cm">
          <text:p text:style-name="P3"><text:span text:style-name="T1">Servidor SSL 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3.429cm" svg:height="1.524cm" svg:x="10.272cm" svg:y="9.068cm">
          <text:p text:style-name="P3"><text:span text:style-name="T1">Manager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4" draw:id="id14" draw:layer="layout" svg:width="2.54cm" svg:height="2.032cm" svg:x="4.937cm" svg:y="6.105cm">
          <text:p text:style-name="P3"><text:span text:style-name="T1">Generador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5" draw:id="id15" draw:layer="layout" svg:width="2.54cm" svg:height="2.032cm" svg:x="8.858cm" svg:y="6.105cm">
          <text:p text:style-name="P3"><text:span text:style-name="T1">Análisis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1" draw:id="id11" draw:layer="layout" svg:width="3.429cm" svg:height="4.318cm" svg:x="16.113cm" svg:y="7.671cm">
          <text:p text:style-name="P3"><text:span text:style-name="T1">Base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svg:x1="4.556cm" svg:y1="9.83cm" svg:x2="10.272cm" svg:y2="9.83cm" draw:start-shape="id9" draw:start-glue-point="1" draw:end-shape="id10" draw:end-glue-point="3" svg:d="M4556 9830h5716" svg:viewBox="0 0 5717 1">
          <text:p/>
        </draw:connector>
        <draw:connector draw:style-name="gr5" draw:text-style-name="P3" draw:layer="layout" svg:x1="13.701cm" svg:y1="9.83cm" svg:x2="16.113cm" svg:y2="9.83cm" draw:start-shape="id10" draw:start-glue-point="1" draw:end-shape="id11" draw:end-glue-point="6" svg:d="M13701 9830h2412" svg:viewBox="0 0 2413 1">
          <text:p/>
        </draw:connector>
        <draw:connector draw:style-name="gr5" draw:text-style-name="P3" draw:layer="layout" svg:x1="4.683cm" svg:y1="4.932cm" svg:x2="16.113cm" svg:y2="4.932cm" draw:start-shape="id12" draw:start-glue-point="1" draw:end-shape="id13" draw:end-glue-point="6" svg:d="M4683 4932h11430" svg:viewBox="0 0 11431 1">
          <text:p/>
        </draw:connector>
        <draw:connector draw:style-name="gr5" draw:text-style-name="P3" draw:layer="layout" svg:x1="2.968cm" svg:y1="5.694cm" svg:x2="4.937cm" svg:y2="7.121cm" draw:start-shape="id12" draw:start-glue-point="2" draw:end-shape="id14" draw:end-glue-point="3" svg:d="M2968 5694v1427h1969" svg:viewBox="0 0 1970 1428">
          <text:p/>
        </draw:connector>
        <draw:connector draw:style-name="gr5" draw:text-style-name="P3" draw:layer="layout" svg:x1="7.477cm" svg:y1="7.121cm" svg:x2="8.858cm" svg:y2="7.121cm" draw:start-shape="id14" draw:start-glue-point="1" draw:end-shape="id15" draw:end-glue-point="3" svg:d="M7477 7121h1381" svg:viewBox="0 0 1382 1">
          <text:p/>
        </draw:connector>
        <draw:connector draw:style-name="gr5" draw:text-style-name="P3" draw:layer="layout" svg:x1="11.398cm" svg:y1="7.121cm" svg:x2="11.986cm" svg:y2="9.068cm" draw:start-shape="id15" draw:start-glue-point="1" draw:end-shape="id10" draw:end-glue-point="0" svg:d="M11398 7121h588v1947" svg:viewBox="0 0 589 1948">
          <text:p/>
        </draw:connector>
        <draw:frame draw:style-name="gr27" draw:text-style-name="P7" draw:layer="layout" svg:width="4.699cm" svg:height="1.673cm" svg:x="7.731cm" svg:y="11.265cm">
          <draw:text-box>
            <text:p>EYE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8-11-16T16:43:02.232426314</dc:date>
    <meta:editing-duration>PT32M49S</meta:editing-duration>
    <meta:editing-cycles>8</meta:editing-cycles>
    <meta:generator>LibreOffice/6.1.3.2$Linux_X86_64 LibreOffice_project/10$Build-2</meta:generator>
    <meta:document-statistic meta:object-count="49"/>
  </office:meta>
</office:document-meta>
</file>